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243A8F47B53CE48D6A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9cm" svg:stroke-color="#ffff00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476cm" svg:height="12.434cm" svg:x="0.061cm" svg:y="0.109cm">
          <draw:image xlink:href="Pictures/10000000000003E800000243A8F47B53CE48D6A3.jpg" xlink:type="simple" xlink:show="embed" xlink:actuate="onLoad" loext:mime-type="image/jpeg">
            <text:p/>
          </draw:image>
        </draw:frame>
        <draw:line draw:style-name="gr2" draw:text-style-name="P2" draw:layer="layout" svg:x1="15.24cm" svg:y1="12.192cm" svg:x2="13.843cm" svg:y2="9.017cm">
          <text:p/>
        </draw:line>
        <draw:line draw:style-name="gr2" draw:text-style-name="P2" draw:layer="layout" svg:x1="19.05cm" svg:y1="10.287cm" svg:x2="19.939cm" svg:y2="7.23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21T17:07:38.505957716</dc:date>
    <meta:editing-duration>PT6M4S</meta:editing-duration>
    <meta:editing-cycles>3</meta:editing-cycles>
    <meta:generator>LibreOffice/6.4.5.2$Linux_X86_64 LibreOffice_project/40$Build-2</meta:generator>
    <meta:document-statistic meta:object-count="3"/>
  </office:meta>
</office:document-meta>
</file>